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2cm" svg:height="0.661cm" draw:transform="rotate (-2.15687788961459) translate (4.5454578120657cm 2.38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6.4124573185943cm 2.24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57cm" svg:height="1.46cm" draw:transform="rotate (-0.386066830541146) translate (5.1743266321704cm 0.872241976327001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8) rotate (-2.15652882376419) translate (6.2318736382088cm 1.05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5) rotate (-2.15705242253979) translate (5.4444725199636cm 1.8330241109510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7:12.638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